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e70dd"/>
    </style:style>
    <style:style style:name="P2" style:family="paragraph" style:parent-style-name="Standard">
      <style:paragraph-properties fo:text-align="end" style:justify-single-word="false"/>
      <style:text-properties officeooo:paragraph-rsid="001e70dd"/>
    </style:style>
    <style:style style:name="P3" style:family="paragraph" style:parent-style-name="Standard">
      <style:paragraph-properties fo:text-align="center" style:justify-single-word="false"/>
      <style:text-properties fo:font-size="16pt" officeooo:paragraph-rsid="001e70dd" style:font-size-asian="16pt" style:font-size-complex="16pt"/>
    </style:style>
    <style:style style:name="P4" style:family="paragraph" style:parent-style-name="Standard">
      <style:text-properties fo:font-size="16pt" officeooo:paragraph-rsid="001e70dd" style:font-size-asian="16pt" style:font-size-complex="16pt"/>
    </style:style>
    <style:style style:name="P5" style:family="paragraph" style:parent-style-name="Standard">
      <style:text-properties officeooo:paragraph-rsid="001e70dd"/>
    </style:style>
    <style:style style:name="P6" style:family="paragraph" style:parent-style-name="Standard">
      <style:text-properties officeooo:paragraph-rsid="001ec4c8"/>
    </style:style>
    <style:style style:name="P7" style:family="paragraph" style:parent-style-name="Standard" style:list-style-name="WWNum2">
      <style:text-properties officeooo:paragraph-rsid="00208a55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208a55" officeooo:paragraph-rsid="00208a55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.134cm" fo:line-height="115%" fo:text-align="center" style:justify-single-word="false" fo:text-indent="0cm" style:auto-text-indent="false"/>
      <style:text-properties officeooo:paragraph-rsid="001e70dd"/>
    </style:style>
    <style:style style:name="P10" style:family="paragraph" style:parent-style-name="Standard" style:master-page-name="Standard">
      <style:paragraph-properties fo:margin-left="0cm" fo:margin-right="0.134cm" fo:line-height="115%" fo:text-align="center" style:justify-single-word="false" fo:text-indent="0cm" style:auto-text-indent="false" style:page-number="auto"/>
      <style:text-properties officeooo:paragraph-rsid="001e70dd"/>
    </style:style>
    <style:style style:name="P11" style:family="paragraph" style:parent-style-name="List_20_Paragraph" style:list-style-name="WWNum2">
      <style:text-properties officeooo:paragraph-rsid="001ec4c8"/>
    </style:style>
    <style:style style:name="P12" style:family="paragraph" style:parent-style-name="List_20_Paragraph" style:list-style-name="WWNum2">
      <style:text-properties officeooo:paragraph-rsid="00208a55"/>
    </style:style>
    <style:style style:name="P13" style:family="paragraph" style:parent-style-name="List_20_Paragraph" style:list-style-name="WWNum2">
      <style:paragraph-properties fo:margin-left="0cm" fo:margin-right="0cm" fo:text-indent="0cm" style:auto-text-indent="false"/>
      <style:text-properties officeooo:paragraph-rsid="001ec4c8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officeooo:rsid="001e70dd"/>
    </style:style>
    <style:style style:name="T4" style:family="text">
      <style:text-properties officeooo:rsid="001ec4c8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20e228"/>
    </style:style>
    <style:style style:name="T7" style:family="text">
      <style:text-properties fo:language="en" fo:country="US" officeooo:rsid="0022e12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Московский Авиационный Институт</text:span></text:p>
      <text:p text:style-name="P9"><text:span text:style-name="T1">(Национальный Исследовательский Университет)</text:span></text:p>
      <text:p text:style-name="P5"/>
      <text:p text:style-name="P5"/>
      <text:p text:style-name="P5"/>
      <text:p text:style-name="P5"/>
      <text:p text:style-name="P5">Кафедра: 806 «Вычислительная математика и программирование»</text:p>
      <text:p text:style-name="P5">Факультет: «Прикладная математика и физика»</text:p>
      <text:p text:style-name="P5">Дисциплина: «Объектно-ориентированное программирование» 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2">Лабораторная работа №1.</text:span></text:p>
      <text:p text:style-name="P1"><text:span text:style-name="T2">Тема: «Классы»</text:span></text:p>
      <text:p text:style-name="P3"/>
      <text:p text:style-name="P4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Группа: 8О-<text:span text:style-name="T3">4</text:span>0<text:span text:style-name="T3">8</text:span>Б</text:p>
      <text:p text:style-name="P2">Студент: <text:span text:style-name="T3">Забарин Никита Игоревич</text:span></text:p>
      <text:p text:style-name="P2">Преподаватель: Поповкин Александр Викторович</text:p>
      <text:p text:style-name="P2">Вариант: №2<text:span text:style-name="T4">6</text:span></text:p>
      <text:p text:style-name="P2"/>
      <text:p text:style-name="P2"/>
      <text:p text:style-name="P1">Москва</text:p>
      <text:p text:style-name="P1">201<text:span text:style-name="T3">7</text:span><text:bookmark-start text:name="_Toc427828971"/><text:bookmark-end text:name="_Toc427828971"/></text:p>
      <text:p text:style-name="P8"><text:soft-page-break/>Цель работы </text:p>
      <text:p text:style-name="P6">Целью лабораторной работы является:</text:p>
      <text:list xml:id="list3834638886599432298" text:style-name="WWNum2">
        <text:list-item>
          <text:p text:style-name="P11">Программирование классов на языке С++</text:p>
        </text:list-item>
        <text:list-item>
          <text:p text:style-name="P11">Управление памятью в языке С++</text:p>
        </text:list-item>
        <text:list-item>
          <text:p text:style-name="P11">Изучение базовых понятий ООП. </text:p>
        </text:list-item>
        <text:list-item>
          <text:p text:style-name="P11">Знакомство с классами в <text:span text:style-name="T5">C++</text:span>. </text:p>
        </text:list-item>
        <text:list-item>
          <text:p text:style-name="P11">Знакомство с перегрузкой операторов.</text:p>
        </text:list-item>
        <text:list-item>
          <text:p text:style-name="P11">Знакомство с дружественными функциями.</text:p>
        </text:list-item>
        <text:list-item>
          <text:p text:style-name="P11">Знакомство с операциями ввода-вывода из стандартных библиотек.<text:bookmark-start text:name="_Toc427828972"/><text:bookmark-end text:name="_Toc427828972"/></text:p>
          <text:p text:style-name="P13"/>
        </text:list-item>
      </text:list>
      <text:p text:style-name="P8">Задание </text:p>
      <text:list xml:id="list180548654559528" text:continue-numbering="true" text:style-name="WWNum2">
        <text:list-item>
          <text:p text:style-name="P7">Необходимо спроектировать и запрограммировать на языке <text:span text:style-name="T5">C++ классы фигур, согласно вариант</text:span><text:span text:style-name="T6">у</text:span><text:span text:style-name="T5"> задания</text:span><text:span text:style-name="T7">(квадрат, прямоугольник и трапеция)</text:span><text:span text:style-name="T5">.</text:span></text:p>
        </text:list-item>
        <text:list-item>
          <text:p text:style-name="P7"><text:span text:style-name="T5">Классы должны удовлетворять следующим правилам:</text:span></text:p>
        </text:list-item>
        <text:list-item>
          <text:p text:style-name="P12"><text:span text:style-name="T5">Должны иметь общий родительский класс Figure.</text:span></text:p>
        </text:list-item>
        <text:list-item>
          <text:p text:style-name="P12">Должны иметь общий виртуальный метод <text:span text:style-name="T5">Print</text:span>, печатающий параметры фигуры и ее тип в стандартный поток вывода <text:span text:style-name="T5">cout.</text:span></text:p>
        </text:list-item>
        <text:list-item>
          <text:p text:style-name="P12"><text:span text:style-name="T5">Должный иметь общий виртуальный метод расчета площади фигуры – Square.</text:span></text:p>
        </text:list-item>
        <text:list-item>
          <text:p text:style-name="P12">Должны иметь конструктор, считывающий значения основных параметров фигуры из стандартного потока <text:span text:style-name="T5">cin.</text:span></text:p>
        </text:list-item>
        <text:list-item>
          <text:p text:style-name="P12"><text:span text:style-name="T5">Должны быть расположенны в раздельных файлах: отдельно заголовки (.h), </text:span>отдельно описание методов (<text:span text:style-name="T5">.cpp).</text:span></text:p>
        </text:list-item>
        <text:list-item>
          <text:p text:style-name="P12">Программа должна позволять вводить фигуру каждого типа с клавиатуры, выводить параметры фигур на экран и их площадь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29cm" fo:margin-bottom="0cm" loext:contextual-spacing="false" fo:padding-left="0.071cm" fo:padding-right="0cm" fo:padding-top="0.071cm" fo:padding-bottom="0cm" fo:border-left="0.74pt solid #5b9bd5" fo:border-right="none" fo:border-top="0.74pt solid #5b9bd5" fo:border-bottom="none"/>
      <style:text-properties fo:text-transform="uppercase" fo:color="#1f4d78" fo:font-size="11pt" fo:letter-spacing="0.026cm" style:font-size-asian="11pt" style:font-size-complex="11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9T17:35:19.649227334</meta:creation-date>
    <dc:date>2017-01-29T18:05:47.079909879</dc:date>
    <meta:editing-duration>PT20M16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2" meta:paragraph-count="32" meta:word-count="190" meta:character-count="1446" meta:non-whitespace-character-count="1297"/>
  </office:meta>
</office:document-meta>
</file>